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61937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68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6375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Family</text:p>
          </table:table-cell>
          <table:table-cell office:value-type="string" table:style-name="ce2">
            <text:p>Base Duration</text:p>
          </table:table-cell>
          <table:table-cell office:value-type="string" table:style-name="ce2">
            <text:p>Check every</text:p>
          </table:table-cell>
          <table:table-cell office:value-type="string" table:style-name="ce2">
            <text:p>Difficulty Class</text:p>
          </table:table-cell>
          <table:table-cell table:number-columns-repeated="3" table:style-name="ce1"/>
          <table:table-cell office:value-type="string" table:style-name="ce1">
            <text:p>Check Un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Bondye</text:p>
          </table:table-cell>
          <table:table-cell office:value-type="string" table:style-name="ce2">
            <text:p><text:s/>RADA</text:p>
          </table:table-cell>
          <table:table-cell office:value-type="string" table:style-name="ce2">
            <text:p>no rid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Mawu</text:p>
          </table:table-cell>
          <table:table-cell office:value-type="string" table:style-name="ce2">
            <text:p><text:s/>RADA</text:p>
          </table:table-cell>
          <table:table-cell office:value-type="string" table:style-name="ce2">
            <text:p>no rides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Legba</text:p>
          </table:table-cell>
          <table:table-cell office:value-type="string" table:style-name="ce2">
            <text:p><text:s/>RADA</text:p>
          </table:table-cell>
          <table:table-cell office:value-type="string" office:string-value="6 ROUNDS" table:formula="of:=[.F4] &amp; &quot; &quot; &amp;[.I4]" table:style-name="ce2">
            <text:p>6 ROUNDS</text:p>
          </table:table-cell>
          <table:table-cell office:value-type="string" office:string-value="1 ROUNDS" table:formula="of:=[.G4] &amp; &quot; &quot; &amp;[.I4]" table:style-name="ce2">
            <text:p>1 ROUNDS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Dan</text:p>
          </table:table-cell>
          <table:table-cell office:value-type="string" table:style-name="ce2">
            <text:p><text:s/>RADA</text:p>
          </table:table-cell>
          <table:table-cell office:value-type="string" office:string-value="10 MINUTES" table:formula="of:=[.F5] &amp; &quot; &quot; &amp;[.I5]" table:style-name="ce2">
            <text:p>10 MINUTES</text:p>
          </table:table-cell>
          <table:table-cell office:value-type="string" table:style-name="ce2">
            <text:p>no check</text:p>
          </table:table-cell>
          <table:table-cell table:style-name="ce2"/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U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Anaisa_Pye</text:p>
          </table:table-cell>
          <table:table-cell office:value-type="string" table:style-name="ce2">
            <text:p><text:s/>VODUN</text:p>
          </table:table-cell>
          <table:table-cell office:value-type="string" office:string-value="12 ROUNDS" table:formula="of:=[.F6] &amp; &quot; &quot; &amp;[.I6]" table:style-name="ce2">
            <text:p>12 ROUNDS</text:p>
          </table:table-cell>
          <table:table-cell office:value-type="string" office:string-value="2 ROUNDS" table:formula="of:=[.G6] &amp; &quot; &quot; &amp;[.I6]" table:style-name="ce2">
            <text:p>2 ROUNDS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Belie_Belcan</text:p>
          </table:table-cell>
          <table:table-cell office:value-type="string" table:style-name="ce2">
            <text:p><text:s/>VODUN</text:p>
          </table:table-cell>
          <table:table-cell office:value-type="string" office:string-value="12 ROUNDS" table:formula="of:=[.F7] &amp; &quot; &quot; &amp;[.I7]" table:style-name="ce2">
            <text:p>12 ROUNDS</text:p>
          </table:table-cell>
          <table:table-cell office:value-type="string" office:string-value="3 ROUNDS" table:formula="of:=[.G7] &amp; &quot; &quot; &amp;[.I7]" table:style-name="ce2">
            <text:p>3 ROUNDS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Filomena</text:p>
          </table:table-cell>
          <table:table-cell office:value-type="string" table:style-name="ce2">
            <text:p><text:s/>VODUN</text:p>
          </table:table-cell>
          <table:table-cell office:value-type="string" office:string-value="18 ROUNDS" table:formula="of:=[.F8] &amp; &quot; &quot; &amp;[.I8]" table:style-name="ce2">
            <text:p>18 ROUNDS</text:p>
          </table:table-cell>
          <table:table-cell office:value-type="string" office:string-value="3 ROUNDS" table:formula="of:=[.G8] &amp; &quot; &quot; &amp;[.I8]" table:style-name="ce2">
            <text:p>3 ROUNDS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Ogun_Balenjod</text:p>
          </table:table-cell>
          <table:table-cell office:value-type="string" table:style-name="ce2">
            <text:p><text:s/>VODUN</text:p>
          </table:table-cell>
          <table:table-cell office:value-type="string" office:string-value="12 ROUNDS" table:formula="of:=[.F9] &amp; &quot; &quot; &amp;[.I9]" table:style-name="ce2">
            <text:p>12 ROUNDS</text:p>
          </table:table-cell>
          <table:table-cell office:value-type="string" office:string-value="2 ROUNDS" table:formula="of:=[.G9] &amp; &quot; &quot; &amp;[.I9]" table:style-name="ce2">
            <text:p>2 ROUNDS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Baron</text:p>
          </table:table-cell>
          <table:table-cell office:value-type="string" table:style-name="ce2">
            <text:p><text:s/>VODUN</text:p>
          </table:table-cell>
          <table:table-cell office:value-type="string" office:string-value="12 ROUNDS" table:formula="of:=[.F10] &amp; &quot; &quot; &amp;[.I10]" table:style-name="ce2">
            <text:p>12 ROUNDS</text:p>
          </table:table-cell>
          <table:table-cell office:value-type="string" office:string-value="2 ROUNDS" table:formula="of:=[.G10] &amp; &quot; &quot; &amp;[.I10]" table:style-name="ce2">
            <text:p>2 ROUNDS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Metresili</text:p>
          </table:table-cell>
          <table:table-cell office:value-type="string" table:style-name="ce2">
            <text:p><text:s/>VODUN</text:p>
          </table:table-cell>
          <table:table-cell office:value-type="string" office:string-value="12 ROUNDS" table:formula="of:=[.F11] &amp; &quot; &quot; &amp;[.I11]" table:style-name="ce2">
            <text:p>12 ROUNDS</text:p>
          </table:table-cell>
          <table:table-cell office:value-type="string" office:string-value="2 ROUNDS" table:formula="of:=[.G11] &amp; &quot; &quot; &amp;[.I11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Sakpata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2] &amp; &quot; &quot; &amp;[.I12]" table:style-name="ce2">
            <text:p>12 ROUNDS</text:p>
          </table:table-cell>
          <table:table-cell office:value-type="string" office:string-value="2 ROUNDS" table:formula="of:=[.G12] &amp; &quot; &quot; &amp;[.I12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Xêvioso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3] &amp; &quot; &quot; &amp;[.I13]" table:style-name="ce2">
            <text:p>12 ROUNDS</text:p>
          </table:table-cell>
          <table:table-cell office:value-type="string" office:string-value="2 ROUNDS" table:formula="of:=[.G13] &amp; &quot; &quot; &amp;[.I13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Agbe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4] &amp; &quot; &quot; &amp;[.I14]" table:style-name="ce2">
            <text:p>12 ROUNDS</text:p>
          </table:table-cell>
          <table:table-cell office:value-type="string" office:string-value="2 ROUNDS" table:formula="of:=[.G14] &amp; &quot; &quot; &amp;[.I14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Gû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5] &amp; &quot; &quot; &amp;[.I15]" table:style-name="ce2">
            <text:p>12 ROUNDS</text:p>
          </table:table-cell>
          <table:table-cell office:value-type="string" office:string-value="2 ROUNDS" table:formula="of:=[.G15] &amp; &quot; &quot; &amp;[.I15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Agê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6] &amp; &quot; &quot; &amp;[.I16]" table:style-name="ce2">
            <text:p>12 ROUNDS</text:p>
          </table:table-cell>
          <table:table-cell office:value-type="string" office:string-value="2 ROUNDS" table:formula="of:=[.G16] &amp; &quot; &quot; &amp;[.I16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Jo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7] &amp; &quot; &quot; &amp;[.I17]" table:style-name="ce2">
            <text:p>12 ROUNDS</text:p>
          </table:table-cell>
          <table:table-cell office:value-type="string" office:string-value="2 ROUNDS" table:formula="of:=[.G17] &amp; &quot; &quot; &amp;[.I17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<text:s text:c="2"/>Lêgba</text:p>
          </table:table-cell>
          <table:table-cell office:value-type="string" table:style-name="ce2">
            <text:p><text:s/>VUDÚ</text:p>
          </table:table-cell>
          <table:table-cell office:value-type="string" office:string-value="12 ROUNDS" table:formula="of:=[.F18] &amp; &quot; &quot; &amp;[.I18]" table:style-name="ce2">
            <text:p>12 ROUNDS</text:p>
          </table:table-cell>
          <table:table-cell office:value-type="string" office:string-value="2 ROUNDS" table:formula="of:=[.G18] &amp; &quot; &quot; &amp;[.I18]" table:style-name="ce2">
            <text:p>2 ROUNDS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UNDS</text:p>
          </table:table-cell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harles M. Hymes</meta:initial-creator>
    <dc:creator>Charles M. Hymes</dc:creator>
    <meta:creation-date>2019-09-18T21:45:29Z</meta:creation-date>
    <dc:date>2019-09-19T16:35:06Z</dc:date>
  </office:meta>
</office:document-meta>
</file>